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8aab" officeooo:paragraph-rsid="00018aab"/>
    </style:style>
    <style:style style:name="P2" style:family="paragraph" style:parent-style-name="Standard">
      <style:text-properties officeooo:rsid="0001a1c4" officeooo:paragraph-rsid="0001a1c4"/>
    </style:style>
    <style:style style:name="P3" style:family="paragraph" style:parent-style-name="Standard">
      <style:text-properties officeooo:rsid="00023eac" officeooo:paragraph-rsid="00023eac"/>
    </style:style>
    <style:style style:name="P4" style:family="paragraph" style:parent-style-name="Standard">
      <style:text-properties officeooo:rsid="0005c158" officeooo:paragraph-rsid="0005c158"/>
    </style:style>
    <style:style style:name="P5" style:family="paragraph" style:parent-style-name="Standard">
      <style:text-properties officeooo:rsid="0006ae78" officeooo:paragraph-rsid="0006ae78"/>
    </style:style>
    <style:style style:name="P6" style:family="paragraph" style:parent-style-name="Standard">
      <style:text-properties officeooo:rsid="0007e6bd" officeooo:paragraph-rsid="0007e6bd"/>
    </style:style>
    <style:style style:name="P7" style:family="paragraph" style:parent-style-name="Standard">
      <style:text-properties officeooo:rsid="000991af" officeooo:paragraph-rsid="000991af"/>
    </style:style>
    <style:style style:name="P8" style:family="paragraph" style:parent-style-name="Standard">
      <style:text-properties officeooo:rsid="000a6fc0" officeooo:paragraph-rsid="000a6fc0"/>
    </style:style>
    <style:style style:name="P9" style:family="paragraph" style:parent-style-name="Standard">
      <style:text-properties fo:font-weight="bold" officeooo:rsid="00018aab" officeooo:paragraph-rsid="00018aab" style:font-weight-asian="bold" style:font-weight-complex="bold"/>
    </style:style>
    <style:style style:name="P10" style:family="paragraph" style:parent-style-name="Standard">
      <style:text-properties fo:font-weight="bold" officeooo:rsid="00132786" officeooo:paragraph-rsid="00132786" style:font-weight-asian="bold" style:font-weight-complex="bold"/>
    </style:style>
    <style:style style:name="P11" style:family="paragraph" style:parent-style-name="Standard">
      <style:text-properties officeooo:rsid="000d441a" officeooo:paragraph-rsid="000d441a"/>
    </style:style>
    <style:style style:name="P12" style:family="paragraph" style:parent-style-name="Standard">
      <style:text-properties officeooo:paragraph-rsid="000e163a"/>
    </style:style>
    <style:style style:name="P13" style:family="paragraph" style:parent-style-name="Standard">
      <style:text-properties officeooo:rsid="0011b29b" officeooo:paragraph-rsid="0011b29b"/>
    </style:style>
    <style:style style:name="P14" style:family="paragraph" style:parent-style-name="Standard">
      <style:text-properties officeooo:paragraph-rsid="00108a4c"/>
    </style:style>
    <style:style style:name="P15" style:family="paragraph" style:parent-style-name="Standard">
      <style:text-properties officeooo:rsid="001277f0" officeooo:paragraph-rsid="001277f0"/>
    </style:style>
    <style:style style:name="P16" style:family="paragraph" style:parent-style-name="Standard">
      <style:text-properties officeooo:rsid="00132786" officeooo:paragraph-rsid="00132786"/>
    </style:style>
    <style:style style:name="P17" style:family="paragraph" style:parent-style-name="Standard">
      <style:text-properties officeooo:rsid="0014a094" officeooo:paragraph-rsid="0014a094"/>
    </style:style>
    <style:style style:name="P18" style:family="paragraph" style:parent-style-name="Standard">
      <style:text-properties officeooo:rsid="0015b503" officeooo:paragraph-rsid="0015b503"/>
    </style:style>
    <style:style style:name="P19" style:family="paragraph" style:parent-style-name="Standard">
      <style:text-properties officeooo:rsid="0016003f" officeooo:paragraph-rsid="0016003f"/>
    </style:style>
    <style:style style:name="P20" style:family="paragraph" style:parent-style-name="Standard">
      <style:text-properties officeooo:rsid="00177f46" officeooo:paragraph-rsid="00177f46"/>
    </style:style>
    <style:style style:name="P21" style:family="paragraph" style:parent-style-name="Standard">
      <style:text-properties officeooo:rsid="001923da" officeooo:paragraph-rsid="001923da"/>
    </style:style>
    <style:style style:name="P22" style:family="paragraph" style:parent-style-name="Standard">
      <style:text-properties officeooo:rsid="001ae6d2" officeooo:paragraph-rsid="001ae6d2"/>
    </style:style>
    <style:style style:name="T1" style:family="text">
      <style:text-properties officeooo:rsid="00040475"/>
    </style:style>
    <style:style style:name="T2" style:family="text">
      <style:text-properties officeooo:rsid="00048d7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cd303"/>
    </style:style>
    <style:style style:name="T5" style:family="text">
      <style:text-properties officeooo:rsid="000e163a"/>
    </style:style>
    <style:style style:name="T6" style:family="text">
      <style:text-properties officeooo:rsid="000e6293"/>
    </style:style>
    <style:style style:name="T7" style:family="text">
      <style:text-properties officeooo:rsid="000fd7a5"/>
    </style:style>
    <style:style style:name="T8" style:family="text">
      <style:text-properties officeooo:rsid="00108a4c"/>
    </style:style>
    <style:style style:name="T9" style:family="text">
      <style:text-properties officeooo:rsid="00117225"/>
    </style:style>
    <style:style style:name="T10" style:family="text">
      <style:text-properties officeooo:rsid="0011b29b"/>
    </style:style>
    <style:style style:name="T11" style:family="text">
      <style:text-properties officeooo:rsid="00149731"/>
    </style:style>
    <style:style style:name="T12" style:family="text">
      <style:text-properties officeooo:rsid="0016711e"/>
    </style:style>
    <style:style style:name="T13" style:family="text">
      <style:text-properties officeooo:rsid="0018b39e"/>
    </style:style>
    <style:style style:name="T14" style:family="text">
      <style:text-properties officeooo:rsid="0018e7b4"/>
    </style:style>
    <style:style style:name="T15" style:family="text">
      <style:text-properties officeooo:rsid="001ac837"/>
    </style:style>
    <style:style style:name="T16" style:family="text">
      <style:text-properties officeooo:rsid="001c47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Backend – <text:span text:style-name="T4">tutaj co zrobilem</text:span></text:p>
      <text:p text:style-name="P1"/>
      <text:p text:style-name="P1">modele – klasy, z których składa się kierowca, jakie ma parametry</text:p>
      <text:p text:style-name="P2">każdy model to osobna klasa</text:p>
      <text:p text:style-name="P2"/>
      <text:p text:style-name="P2"/>
      <text:p text:style-name="P2"/>
      <text:p text:style-name="P2"><text:span text:style-name="T3">kontrolery </text:span>– odpowiada<text:span text:style-name="T1">ją</text:span> za to, ze jeśli dostan<text:span text:style-name="T1">ą</text:span> jakieś zapytanie, to wie<text:span text:style-name="T2">dzą</text:span> komu je przekierować <text:span text:style-name="T1">I zwracają dane</text:span></text:p>
      <text:p text:style-name="P3">get służy do pobierania danych</text:p>
      <text:p text:style-name="P4">put – aktualizacja istniejącego rekordu</text:p>
      <text:p text:style-name="P5">post – służy do dodawania nowego elementu </text:p>
      <text:p text:style-name="P6">delete – kasowanie danego elementu</text:p>
      <text:p text:style-name="P6"/>
      <text:p text:style-name="P7">kontrolery generują się automatycznie przez Visual studio – nic tam nie zmienialiśmy</text:p>
      <text:p text:style-name="P7"/>
      <text:p text:style-name="P8">pierwszy get pobiera wszystkich kierowców, a kolejny pobiera konkretnego kierowcę</text:p>
      <text:p text:style-name="P8"/>
      <text:p text:style-name="P8"/>
      <text:p text:style-name="P11">Kontext bazy danych – struktura bazy (tabelki które chcemy by się utworzyły)</text:p>
      <text:p text:style-name="P11"/>
      <text:p text:style-name="P11"/>
      <text:p text:style-name="P11"/>
      <text:p text:style-name="P11"/>
      <text:p text:style-name="P12"><text:span text:style-name="T5">Jeśli chodzi o połączenia z bazą – korzystaliśmy z entity framework – kod był pisany w dot net, </text:span><text:span text:style-name="T6">a jeśli chodzi o entity framework – za jego pomocą tworzy sie kontrolery; </text:span><text:span text:style-name="T7">czyli get, post itp</text:span></text:p>
      <text:p text:style-name="P12"/>
      <text:p text:style-name="P12"/>
      <text:p text:style-name="P14"><text:span text:style-name="T10">Cors</text:span><text:span text:style-name="T8"> – </text:span><text:span text:style-name="T9">bez tego nie działa połączenie między angular I C# - czyli między back I frontendem</text:span></text:p>
      <text:p text:style-name="P13"/>
      <text:p text:style-name="P13"/>
      <text:p text:style-name="P15">webconfig – na samym dole – connection string do bazy danych – tylko to dodaliśmy</text:p>
      <text:p text:style-name="P15"/>
      <text:p text:style-name="P15"/>
      <text:p text:style-name="P15"/>
      <text:p text:style-name="P10">Frontend</text:p>
      <text:p text:style-name="P10"/>
      <text:p text:style-name="P16"/>
      <text:p text:style-name="P16">aplikacje w angular działają na zasadzie komponentów, czyli mniejsze elementy tworzą większ<text:span text:style-name="T11">e</text:span></text:p>
      <text:p text:style-name="P16"/>
      <text:p text:style-name="P17">tutaj klasy nazywają się interfejsami</text:p>
      <text:p text:style-name="P17"/>
      <text:p text:style-name="P18">usługi – zapytania do api</text:p>
      <text:p text:style-name="P18"/>
      <text:p text:style-name="P19">app.component – główny komponent w angularze – <text:span text:style-name="T12">generuje się automatycznie</text:span></text:p>
      <text:p text:style-name="P19"/>
      <text:p text:style-name="P20">routing angularowy – przekierowuj<text:span text:style-name="T14">e </text:span><text:span text:style-name="T13">do odpowiedniego komponentu</text:span></text:p>
      <text:p text:style-name="P20"/>
      <text:p text:style-name="P21">pliki ts – pliki obliczeniowe ; co ma się wykonać <text:span text:style-name="T15">na danej stronie</text:span></text:p>
      <text:p text:style-name="P21"><text:soft-page-break/></text:p>
      <text:p text:style-name="P22">odniesienie do zmiennych np : {{item.brand}} – <text:span text:style-name="T16">pobiera wartość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1-06-24T20:18:31.899000000</dc:date>
    <meta:editing-duration>PT21M18S</meta:editing-duration>
    <meta:editing-cycles>35</meta:editing-cycles>
    <meta:document-statistic meta:table-count="0" meta:image-count="0" meta:object-count="0" meta:page-count="2" meta:paragraph-count="22" meta:word-count="203" meta:character-count="1403" meta:non-whitespace-character-count="1200"/>
  </office:meta>
</office:document-meta>
</file>